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7fd7d" officeooo:paragraph-rsid="0017fd7d" style:font-size-asian="10.5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2639358774723812431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33548886490119" text:continue-numbering="true" text:style-name="L1">
        <text:list-item>
          <text:p text:style-name="P7">Analiza danych statystycznych</text:p>
          <text:list>
            <text:list-item>
              <text:p text:style-name="P7">Dane giełdowe</text:p>
              <text:list>
                <text:list-item>
                  <text:p text:style-name="P11">Definicja giełdy</text:p>
                </text:list-item>
                <text:list-item>
                  <text:p text:style-name="P7">Źródła danych giełdowych</text:p>
                </text:list-item>
                <text:list-item>
                  <text:p text:style-name="P7">Opis danych</text:p>
                </text:list-item>
              </text:list>
            </text:list-item>
            <text:list-item>
              <text:p text:style-name="P7">Metody analizy danych giełdowych</text:p>
              <text:list>
                <text:list-item>
                  <text:p text:style-name="P7">Cele analizy danych giełdowych</text:p>
                </text:list-item>
                <text:list-item>
                  <text:p text:style-name="P7">Analiza regresji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7">Analiza regresji</text:p>
                  <text:list>
                    <text:list-item>
                      <text:p text:style-name="P7">Regresja #1</text:p>
                    </text:list-item>
                    <text:list-item>
                      <text:p text:style-name="P7">Regresja #2</text:p>
                    </text:list-item>
                    <text:list-item>
                      <text:p text:style-name="P7">Regresja #3</text:p>
                    </text:list-item>
                    <text:list-item>
                      <text:p text:style-name="P7">Regresja #4</text:p>
                    </text:list-item>
                  </text:list>
                </text:list-item>
                <text:list-item>
                  <text:p text:style-name="P8">Analiza regresji w pakiecie scikit-learn</text:p>
                </text:list-item>
              </text:list>
            </text:list-item>
          </text:list>
        </text:list-item>
      </text:list>
      <text:p text:style-name="P1"/>
      <text:list xml:id="list133548096336053" text:continue-numbering="true" text:style-name="L1">
        <text:list-item>
          <text:p text:style-name="P8">Przedstawienie aplikacji</text:p>
          <text:list>
            <text:list-item>
              <text:p text:style-name="P9">Podstawowe założenia</text:p>
            </text:list-item>
            <text:list-item>
              <text:p text:style-name="P10">Zastosowane pakiety Pythona</text:p>
              <text:list>
                <text:list-item>
                  <text:p text:style-name="P10">Kivy</text:p>
                </text:list-item>
                <text:list-item>
                  <text:p text:style-name="P10">Matplotlib</text:p>
                </text:list-item>
                <text:list-item>
                  <text:p text:style-name="P10">Scikit-learn</text:p>
                </text:list-item>
                <text:list-item>
                  <text:p text:style-name="P10">Pandas</text:p>
                </text:list-item>
                <text:list-item>
                  <text:p text:style-name="P10">SqlAlchemy</text:p>
                </text:list-item>
              </text:list>
            </text:list-item>
            <text:list-item>
              <text:p text:style-name="P10">Opis funkcjonalności aplikacji</text:p>
              <text:list>
                <text:list-item>
                  <text:p text:style-name="P10">Okno opcji</text:p>
                </text:list-item>
                <text:list-item>
                  <text:p text:style-name="P10">Okno analizy regresji</text:p>
                </text:list-item>
              </text:list>
            </text:list-item>
            <text:list-item>
              <text:p text:style-name="P10">Diagram UML</text:p>
            </text:list-item>
            <text:list-item>
              <text:p text:style-name="P10">Opis wyników obliczeń</text:p>
            </text:list-item>
          </text:list>
        </text:list-item>
      </text:list>
      <text:p text:style-name="P3"/>
      <text:list xml:id="list133548162456377" text:continue-numbering="true" text:style-name="L1">
        <text:list-item>
          <text:p text:style-name="P10">Wyniki działania aplikacji</text:p>
        </text:list-item>
        <text:list-item>
          <text:p text:style-name="P10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1-18T13:35:47.537922848</dc:date>
    <meta:editing-duration>PT26M51S</meta:editing-duration>
    <meta:editing-cycles>9</meta:editing-cycles>
    <meta:document-statistic meta:table-count="0" meta:image-count="0" meta:object-count="0" meta:page-count="1" meta:paragraph-count="35" meta:word-count="123" meta:character-count="857" meta:non-whitespace-character-count="802"/>
  </office:meta>
</office:document-meta>
</file>